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Replacements/Object 1" manifest:media-type=""/>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fo:margin-bottom="0.1111in" fo:line-height="150%"/>
    </style:style>
    <style:style style:name="T2" style:parent-style-name="Absatz-Standardschriftart" style:family="text">
      <style:text-properties style:font-name-asian="Calibri" style:font-name-complex="Calibri" fo:font-size="12pt" style:font-size-asian="12pt"/>
    </style:style>
    <style:style style:name="P3" style:parent-style-name="Standard" style:family="paragraph">
      <style:paragraph-properties fo:margin-bottom="0.1111in" fo:line-height="150%"/>
    </style:style>
    <style:style style:name="T4" style:parent-style-name="Absatz-Standardschriftart" style:family="text">
      <style:text-properties style:font-name-asian="Calibri" style:font-name-complex="Calibri" fo:font-size="12pt" style:font-size-asian="12pt"/>
    </style:style>
    <style:style style:name="P5" style:parent-style-name="Standard" style:family="paragraph">
      <style:paragraph-properties fo:margin-bottom="0.1111in" fo:line-height="150%"/>
    </style:style>
    <style:style style:name="P6" style:parent-style-name="Standard" style:family="paragraph">
      <style:paragraph-properties fo:margin-bottom="0.1111in" fo:line-height="150%"/>
    </style:style>
    <style:style style:name="T7" style:parent-style-name="Absatz-Standardschriftart" style:family="text">
      <style:text-properties style:font-name-asian="Calibri" style:font-name-complex="Calibri" fo:font-size="18pt" style:font-size-asian="18pt"/>
    </style:style>
    <style:style style:name="P8" style:parent-style-name="Standard" style:family="paragraph">
      <style:paragraph-properties fo:margin-bottom="0.1111in" fo:line-height="150%"/>
    </style:style>
    <style:style style:name="T9" style:parent-style-name="Absatz-Standardschriftart" style:family="text">
      <style:text-properties style:font-name-asian="Calibri" style:font-name-complex="Calibri" style:text-underline-type="single" style:text-underline-style="solid" style:text-underline-width="auto" style:text-underline-mode="continuous"/>
    </style:style>
    <style:style style:name="P10" style:parent-style-name="Standard" style:family="paragraph">
      <style:paragraph-properties fo:margin-bottom="0.1111in" fo:line-height="150%"/>
    </style:style>
    <style:style style:name="T11" style:parent-style-name="Absatz-Standardschriftart" style:family="text">
      <style:text-properties style:font-name-asian="Calibri" style:font-name-complex="Calibri"/>
    </style:style>
    <style:style style:name="P12" style:parent-style-name="Standard" style:family="paragraph">
      <style:paragraph-properties fo:margin-bottom="0.1111in" fo:line-height="150%"/>
    </style:style>
    <style:style style:name="T13" style:parent-style-name="Absatz-Standardschriftart" style:family="text">
      <style:text-properties style:font-name-asian="Calibri" style:font-name-complex="Calibri"/>
    </style:style>
    <style:style style:name="T14" style:parent-style-name="Absatz-Standardschriftart" style:family="text">
      <style:text-properties style:font-name-asian="Calibri" style:font-name-complex="Calibri"/>
    </style:style>
    <style:style style:name="P15" style:parent-style-name="Standard" style:family="paragraph">
      <style:paragraph-properties fo:margin-bottom="0.1111in" fo:line-height="150%"/>
    </style:style>
    <style:style style:name="T16" style:parent-style-name="Absatz-Standardschriftart" style:family="text">
      <style:text-properties style:font-name-asian="Calibri" style:font-name-complex="Calibri"/>
    </style:style>
    <style:style style:name="P17" style:parent-style-name="Standard" style:family="paragraph">
      <style:paragraph-properties fo:margin-bottom="0.1111in" fo:line-height="150%"/>
    </style:style>
    <style:style style:name="T18" style:parent-style-name="Absatz-Standardschriftart" style:family="text">
      <style:text-properties style:font-name-asian="Calibri" style:font-name-complex="Calibri"/>
    </style:style>
    <style:style style:name="P19" style:parent-style-name="Standard" style:family="paragraph">
      <style:paragraph-properties fo:margin-bottom="0.1111in" fo:line-height="150%"/>
    </style:style>
    <style:style style:name="P20" style:parent-style-name="Standard" style:family="paragraph">
      <style:paragraph-properties fo:margin-bottom="0.1111in" fo:line-height="150%"/>
    </style:style>
    <style:style style:name="T21" style:parent-style-name="Absatz-Standardschriftart" style:family="text">
      <style:text-properties style:font-name-asian="Calibri" style:font-name-complex="Calibri" style:text-underline-type="single" style:text-underline-style="solid" style:text-underline-width="auto" style:text-underline-mode="continuous"/>
    </style:style>
    <style:style style:name="T22" style:parent-style-name="Absatz-Standardschriftart" style:family="text">
      <style:text-properties style:font-name-asian="Calibri" style:font-name-complex="Calibri" style:text-underline-type="single" style:text-underline-style="solid" style:text-underline-width="auto" style:text-underline-mode="continuous"/>
    </style:style>
    <style:style style:name="P23" style:parent-style-name="Standard" style:family="paragraph">
      <style:paragraph-properties fo:margin-bottom="0.1111in" fo:line-height="150%"/>
    </style:style>
    <style:style style:name="T24" style:parent-style-name="Absatz-Standardschriftart" style:family="text">
      <style:text-properties style:font-name-asian="Calibri" style:font-name-complex="Calibri"/>
    </style:style>
    <style:style style:name="P25" style:parent-style-name="Standard" style:family="paragraph">
      <style:paragraph-properties fo:margin-bottom="0.1111in" fo:line-height="150%"/>
    </style:style>
    <style:style style:name="T26" style:parent-style-name="Absatz-Standardschriftart" style:family="text">
      <style:text-properties style:font-name-asian="Calibri" style:font-name-complex="Calibri"/>
    </style:style>
    <style:style style:name="T27" style:parent-style-name="Absatz-Standardschriftart" style:family="text">
      <style:text-properties style:font-name-asian="Calibri" style:font-name-complex="Calibri" fo:language="en" fo:country="US"/>
    </style:style>
    <style:style style:name="T28" style:parent-style-name="Absatz-Standardschriftart" style:family="text">
      <style:text-properties style:font-name-asian="Calibri" style:font-name-complex="Calibri" fo:color="#0000FF" style:text-underline-type="single" style:text-underline-style="solid" style:text-underline-width="auto" style:text-underline-mode="continuous" fo:language="en" fo:country="US"/>
    </style:style>
    <style:style style:name="T29" style:parent-style-name="Absatz-Standardschriftart" style:family="text">
      <style:text-properties style:font-name-asian="Calibri" style:font-name-complex="Calibri" fo:language="en" fo:country="US"/>
    </style:style>
    <style:style style:name="T30" style:parent-style-name="Absatz-Standardschriftart" style:family="text">
      <style:text-properties style:font-name-asian="Calibri" style:font-name-complex="Calibri" fo:language="en" fo:country="US"/>
    </style:style>
    <style:style style:name="P31" style:parent-style-name="Standard" style:family="paragraph">
      <style:paragraph-properties fo:margin-bottom="0.1111in" fo:line-height="150%"/>
    </style:style>
    <style:style style:name="T32" style:parent-style-name="Absatz-Standardschriftart" style:family="text">
      <style:text-properties style:font-name-asian="Calibri" style:font-name-complex="Calibri"/>
    </style:style>
    <style:style style:name="P33" style:parent-style-name="Standard" style:family="paragraph">
      <style:paragraph-properties fo:margin-bottom="0.1111in" fo:line-height="150%"/>
    </style:style>
    <style:style style:name="T34" style:parent-style-name="Absatz-Standardschriftart" style:family="text">
      <style:text-properties style:font-name-asian="Calibri" style:font-name-complex="Calibri"/>
    </style:style>
    <style:style style:name="P35" style:parent-style-name="Standard" style:family="paragraph">
      <style:paragraph-properties fo:margin-bottom="0.1111in" fo:line-height="150%"/>
    </style:style>
    <style:style style:name="T36" style:parent-style-name="Absatz-Standardschriftart" style:family="text">
      <style:text-properties style:font-name-asian="Calibri" style:font-name-complex="Calibri"/>
    </style:style>
    <style:style style:name="P37" style:parent-style-name="Standard" style:family="paragraph">
      <style:paragraph-properties fo:margin-bottom="0.1111in" fo:line-height="150%"/>
    </style:style>
    <style:style style:name="P38" style:parent-style-name="Standard" style:family="paragraph">
      <style:paragraph-properties fo:margin-bottom="0.1111in" fo:line-height="150%"/>
    </style:style>
    <style:style style:name="T39" style:parent-style-name="Absatz-Standardschriftart" style:family="text">
      <style:text-properties style:font-name-asian="Calibri" style:font-name-complex="Calibri" style:text-underline-type="single" style:text-underline-style="solid" style:text-underline-width="auto" style:text-underline-mode="continuous"/>
    </style:style>
    <style:style style:name="T40" style:parent-style-name="Absatz-Standardschriftart" style:family="text">
      <style:text-properties style:font-name-asian="Calibri" style:font-name-complex="Calibri" style:text-underline-type="single" style:text-underline-style="solid" style:text-underline-width="auto" style:text-underline-mode="continuous"/>
    </style:style>
    <style:style style:name="P41" style:parent-style-name="Standard" style:family="paragraph">
      <style:paragraph-properties fo:margin-bottom="0.1111in" fo:line-height="150%"/>
    </style:style>
    <style:style style:name="P42" style:parent-style-name="Standard" style:family="paragraph">
      <style:paragraph-properties fo:margin-bottom="0.1111in" fo:line-height="150%"/>
    </style:style>
    <style:style style:name="T43" style:parent-style-name="Absatz-Standardschriftart" style:family="text">
      <style:text-properties style:font-name-asian="Calibri" style:font-name-complex="Calibri"/>
    </style:style>
    <style:style style:name="P44" style:parent-style-name="Standard" style:family="paragraph">
      <style:paragraph-properties fo:margin-bottom="0.1111in" fo:line-height="150%"/>
    </style:style>
    <style:style style:name="T45" style:parent-style-name="Absatz-Standardschriftart" style:family="text">
      <style:text-properties style:font-name-asian="Calibri" style:font-name-complex="Calibri"/>
    </style:style>
    <style:style style:name="T46" style:parent-style-name="Absatz-Standardschriftart" style:family="text">
      <style:text-properties style:font-name-asian="Calibri" style:font-name-complex="Calibri"/>
    </style:style>
    <style:style style:name="T47" style:parent-style-name="Absatz-Standardschriftart" style:family="text">
      <style:text-properties style:font-name-asian="Calibri" style:font-name-complex="Calibri" fo:color="#0000FF" style:text-underline-type="single" style:text-underline-style="solid" style:text-underline-width="auto" style:text-underline-mode="continuous"/>
    </style:style>
    <style:style style:name="T48" style:parent-style-name="Absatz-Standardschriftart" style:family="text">
      <style:text-properties style:font-name-asian="Calibri" style:font-name-complex="Calibri"/>
    </style:style>
    <style:style style:name="P49" style:parent-style-name="Standard" style:family="paragraph">
      <style:paragraph-properties fo:margin-bottom="0.1111in" fo:line-height="150%"/>
    </style:style>
    <style:style style:name="T50" style:parent-style-name="Absatz-Standardschriftart" style:family="text">
      <style:text-properties style:font-name-asian="Calibri" style:font-name-complex="Calibri"/>
    </style:style>
    <style:style style:name="T51" style:parent-style-name="Absatz-Standardschriftart" style:family="text">
      <style:text-properties style:font-name-asian="Calibri" style:font-name-complex="Calibri"/>
    </style:style>
    <style:style style:name="P52" style:parent-style-name="Standard" style:family="paragraph">
      <style:paragraph-properties fo:margin-bottom="0.1111in" fo:line-height="150%"/>
    </style:style>
    <style:style style:name="T53" style:parent-style-name="Absatz-Standardschriftart" style:family="text">
      <style:text-properties style:font-name-asian="Calibri" style:font-name-complex="Calibri"/>
    </style:style>
    <style:style style:name="T54" style:parent-style-name="Absatz-Standardschriftart" style:family="text">
      <style:text-properties style:font-name-asian="Calibri" style:font-name-complex="Calibri" fo:font-size="12pt" style:font-size-asian="12pt"/>
    </style:style>
    <style:style style:name="T55" style:parent-style-name="Absatz-Standardschriftart" style:family="text">
      <style:text-properties style:font-name-asian="Calibri" style:font-name-complex="Calibri" fo:font-size="12pt" style:font-size-asian="12pt"/>
    </style:style>
    <style:style style:name="T56" style:parent-style-name="Absatz-Standardschriftart" style:family="text">
      <style:text-properties style:font-name-asian="Calibri" style:font-name-complex="Calibri" fo:font-size="12pt" style:font-size-asian="12pt"/>
    </style:style>
    <style:style style:name="T57" style:parent-style-name="Absatz-Standardschriftart" style:family="text">
      <style:text-properties style:font-name-asian="Calibri" style:font-name-complex="Calibri" fo:font-size="12pt" style:font-size-asian="12pt"/>
    </style:style>
    <style:style style:name="T58" style:parent-style-name="Absatz-Standardschriftart" style:family="text">
      <style:text-properties style:font-name-asian="Calibri" style:font-name-complex="Calibri" fo:font-size="12pt" style:font-size-asian="12pt"/>
    </style:style>
    <style:style style:name="P59" style:parent-style-name="Standard" style:family="paragraph">
      <style:paragraph-properties fo:margin-bottom="0.1111in" fo:line-height="150%"/>
    </style:style>
    <style:style style:name="T60" style:parent-style-name="Absatz-Standardschriftart" style:family="text">
      <style:text-properties style:font-name-asian="Calibri" style:font-name-complex="Calibri"/>
    </style:style>
    <style:style style:name="P61" style:parent-style-name="Standard" style:family="paragraph">
      <style:paragraph-properties fo:margin-bottom="0.1111in" fo:line-height="150%"/>
    </style:style>
    <style:style style:name="T62" style:parent-style-name="Absatz-Standardschriftart" style:family="text">
      <style:text-properties style:font-name-asian="Calibri" style:font-name-complex="Calibri"/>
    </style:style>
    <style:style style:name="P63" style:parent-style-name="Standard" style:family="paragraph">
      <style:paragraph-properties fo:margin-bottom="0.1111in" fo:line-height="150%"/>
    </style:style>
    <style:style style:name="T64" style:parent-style-name="Absatz-Standardschriftart" style:family="text">
      <style:text-properties style:font-name-asian="Calibri" style:font-name-complex="Calibri"/>
    </style:style>
    <style:style style:name="P65" style:parent-style-name="Standard" style:family="paragraph">
      <style:paragraph-properties fo:margin-bottom="0.1111in" fo:line-height="150%"/>
    </style:style>
    <style:style style:name="P66" style:parent-style-name="Standard" style:family="paragraph">
      <style:paragraph-properties fo:margin-bottom="0.1111in" fo:line-height="150%"/>
    </style:style>
    <style:style style:name="T67" style:parent-style-name="Absatz-Standardschriftart" style:family="text">
      <style:text-properties style:font-name-asian="Calibri" style:font-name-complex="Calibri"/>
    </style:style>
    <style:style style:name="P68" style:parent-style-name="Standard" style:family="paragraph">
      <style:paragraph-properties fo:margin-bottom="0.1111in" fo:line-height="150%"/>
    </style:style>
    <style:style style:name="T69" style:parent-style-name="Absatz-Standardschriftart" style:family="text">
      <style:text-properties style:font-name-asian="Calibri" style:font-name-complex="Calibri"/>
    </style:style>
    <style:style style:name="P70" style:parent-style-name="Standard" style:family="paragraph">
      <style:paragraph-properties fo:margin-bottom="0.1111in" fo:line-height="150%"/>
    </style:style>
    <style:style style:name="T71" style:parent-style-name="Absatz-Standardschriftart" style:family="text">
      <style:text-properties style:font-name-asian="Calibri" style:font-name-complex="Calibri"/>
    </style:style>
    <style:style style:name="T72" style:parent-style-name="Absatz-Standardschriftart" style:family="text">
      <style:text-properties style:font-name-asian="Calibri" style:font-name-complex="Calibri"/>
    </style:style>
    <style:style style:name="P73" style:parent-style-name="Standard" style:family="paragraph">
      <style:paragraph-properties fo:margin-bottom="0.1111in" fo:line-height="150%"/>
    </style:style>
    <style:style style:name="T74" style:parent-style-name="Absatz-Standardschriftart" style:family="text">
      <style:text-properties style:font-name-asian="Calibri" style:font-name-complex="Calibri"/>
    </style:style>
    <style:style style:name="T75" style:parent-style-name="Absatz-Standardschriftart" style:family="text">
      <style:text-properties style:font-name-asian="Calibri" style:font-name-complex="Calibri" fo:font-size="12pt" style:font-size-asian="12pt"/>
    </style:style>
    <style:style style:name="T76" style:parent-style-name="Absatz-Standardschriftart" style:family="text">
      <style:text-properties style:font-name-asian="Calibri" style:font-name-complex="Calibri" fo:font-size="12pt" style:font-size-asian="12pt"/>
    </style:style>
    <style:style style:name="T77" style:parent-style-name="Absatz-Standardschriftart" style:family="text">
      <style:text-properties style:font-name-asian="Calibri" style:font-name-complex="Calibri" fo:font-size="12pt" style:font-size-asian="12pt"/>
    </style:style>
    <style:style style:name="T78" style:parent-style-name="Absatz-Standardschriftart" style:family="text">
      <style:text-properties style:font-name-asian="Calibri" style:font-name-complex="Calibri" fo:font-size="12pt" style:font-size-asian="12pt"/>
    </style:style>
    <style:style style:name="P79" style:parent-style-name="Standard" style:family="paragraph">
      <style:paragraph-properties fo:margin-bottom="0.1111in" fo:line-height="150%"/>
    </style:style>
    <style:style style:name="T80" style:parent-style-name="Absatz-Standardschriftart" style:family="text">
      <style:text-properties style:font-name-asian="Calibri" style:font-name-complex="Calibri" fo:font-size="12pt" style:font-size-asian="12pt"/>
    </style:style>
    <style:style style:name="T81" style:parent-style-name="Absatz-Standardschriftart" style:family="text">
      <style:text-properties style:font-name-asian="Calibri" style:font-name-complex="Calibri" fo:font-size="12pt" style:font-size-asian="12pt"/>
    </style:style>
    <style:style style:name="P82" style:parent-style-name="Standard" style:family="paragraph">
      <style:paragraph-properties fo:margin-bottom="0.1111in" fo:line-height="150%"/>
    </style:style>
    <style:style style:name="T83" style:parent-style-name="Absatz-Standardschriftart" style:family="text">
      <style:text-properties style:font-name-asian="Calibri" style:font-name-complex="Calibri" fo:font-size="12pt" style:font-size-asian="12pt"/>
    </style:style>
    <style:style style:name="P84" style:parent-style-name="Standard" style:family="paragraph">
      <style:paragraph-properties fo:margin-bottom="0.1111in" fo:line-height="150%"/>
    </style:style>
    <style:style style:name="T85" style:parent-style-name="Absatz-Standardschriftart" style:family="text">
      <style:text-properties style:font-name-asian="Calibri" style:font-name-complex="Calibri" style:text-underline-type="single" style:text-underline-style="solid" style:text-underline-width="auto" style:text-underline-mode="continuous"/>
    </style:style>
    <style:style style:name="P86" style:parent-style-name="Standard" style:family="paragraph">
      <style:paragraph-properties fo:margin-bottom="0.1111in" fo:line-height="150%"/>
    </style:style>
    <style:style style:name="T87" style:parent-style-name="Absatz-Standardschriftart" style:family="text">
      <style:text-properties style:font-name-asian="Calibri" style:font-name-complex="Calibri"/>
    </style:style>
    <style:style style:name="P88" style:parent-style-name="Standard" style:family="paragraph">
      <style:paragraph-properties fo:margin-bottom="0.1111in" fo:line-height="150%"/>
    </style:style>
    <style:style style:name="T89" style:parent-style-name="Absatz-Standardschriftart" style:family="text">
      <style:text-properties style:font-name-asian="Calibri" style:font-name-complex="Calibri"/>
    </style:style>
    <style:style style:name="P90" style:parent-style-name="Standard" style:family="paragraph">
      <style:paragraph-properties fo:margin-bottom="0.1111in" fo:line-height="150%"/>
    </style:style>
    <style:style style:name="T91" style:parent-style-name="Absatz-Standardschriftart" style:family="text">
      <style:text-properties style:font-name-asian="Calibri" style:font-name-complex="Calibri"/>
    </style:style>
    <style:style style:name="P92" style:parent-style-name="Standard" style:family="paragraph">
      <style:paragraph-properties fo:margin-bottom="0.1111in" fo:line-height="150%"/>
    </style:style>
    <style:style style:name="T93" style:parent-style-name="Absatz-Standardschriftart" style:family="text">
      <style:text-properties style:font-name-asian="Calibri" style:font-name-complex="Calibri"/>
    </style:style>
    <style:style style:name="P94" style:parent-style-name="Standard" style:family="paragraph">
      <style:paragraph-properties fo:margin-bottom="0.1111in" fo:line-height="150%"/>
    </style:style>
    <style:style style:name="P95" style:parent-style-name="Standard" style:family="paragraph">
      <style:paragraph-properties fo:margin-bottom="0.1111in" fo:line-height="150%"/>
    </style:style>
    <style:style style:name="T96" style:parent-style-name="Absatz-Standardschriftart" style:family="text">
      <style:text-properties style:font-name-asian="Calibri" style:font-name-complex="Calibri" style:text-underline-type="single" style:text-underline-style="solid" style:text-underline-width="auto" style:text-underline-mode="continuous"/>
    </style:style>
    <style:style style:name="P97" style:parent-style-name="Standard" style:family="paragraph">
      <style:paragraph-properties fo:margin-bottom="0.1111in" fo:line-height="150%"/>
    </style:style>
    <style:style style:name="T98" style:parent-style-name="Absatz-Standardschriftart" style:family="text">
      <style:text-properties style:font-name-asian="Calibri" style:font-name-complex="Calibri"/>
    </style:style>
    <style:style style:name="P99" style:parent-style-name="Standard" style:family="paragraph">
      <style:paragraph-properties fo:margin-bottom="0.1111in" fo:line-height="150%"/>
    </style:style>
    <style:style style:name="T100" style:parent-style-name="Absatz-Standardschriftart" style:family="text">
      <style:text-properties style:font-name-asian="Calibri" style:font-name-complex="Calibri"/>
    </style:style>
    <style:style style:name="P101" style:parent-style-name="Standard" style:family="paragraph">
      <style:paragraph-properties fo:margin-bottom="0.1111in" fo:line-height="150%"/>
    </style:style>
    <style:style style:name="P102" style:parent-style-name="Standard" style:family="paragraph">
      <style:paragraph-properties fo:margin-bottom="0.1111in" fo:line-height="150%"/>
    </style:style>
    <style:style style:name="P103" style:parent-style-name="Standard" style:family="paragraph">
      <style:paragraph-properties fo:margin-bottom="0.1111in" fo:line-height="150%"/>
    </style:style>
    <style:style style:name="T104" style:parent-style-name="Absatz-Standardschriftart" style:family="text">
      <style:text-properties style:font-name-asian="Calibri" style:font-name-complex="Calibri"/>
    </style:style>
    <style:style style:name="P105" style:parent-style-name="Standard" style:list-style-name="LFO1" style:family="paragraph">
      <style:paragraph-properties fo:margin-bottom="0.1111in" fo:line-height="150%"/>
    </style:style>
    <style:style style:name="T106" style:parent-style-name="Absatz-Standardschriftart" style:family="text">
      <style:text-properties style:font-name-asian="Calibri" style:font-name-complex="Calibri"/>
    </style:style>
    <style:style style:name="P107" style:parent-style-name="Standard" style:list-style-name="LFO1" style:family="paragraph">
      <style:paragraph-properties fo:margin-bottom="0.1111in" fo:line-height="150%"/>
    </style:style>
    <style:style style:name="T108" style:parent-style-name="Absatz-Standardschriftart" style:family="text">
      <style:text-properties style:font-name-asian="Calibri" style:font-name-complex="Calibri"/>
    </style:style>
    <style:style style:name="P109" style:parent-style-name="Standard" style:list-style-name="LFO1" style:family="paragraph">
      <style:paragraph-properties fo:margin-bottom="0.1111in" fo:line-height="150%"/>
    </style:style>
    <style:style style:name="T110" style:parent-style-name="Absatz-Standardschriftart" style:family="text">
      <style:text-properties style:font-name-asian="Calibri" style:font-name-complex="Calibri"/>
    </style:style>
    <style:style style:name="T111" style:parent-style-name="Absatz-Standardschriftart" style:family="text">
      <style:text-properties style:font-name-asian="Calibri" style:font-name-complex="Calibri"/>
    </style:style>
    <style:style style:name="T112" style:parent-style-name="Absatz-Standardschriftart" style:family="text">
      <style:text-properties style:font-name-asian="Calibri" style:font-name-complex="Calibri"/>
    </style:style>
    <style:style style:name="P113" style:parent-style-name="Standard" style:list-style-name="LFO1" style:family="paragraph">
      <style:paragraph-properties fo:margin-bottom="0.1111in" fo:line-height="150%"/>
    </style:style>
    <style:style style:name="T114" style:parent-style-name="Absatz-Standardschriftart" style:family="text">
      <style:text-properties style:font-name-asian="Calibri" style:font-name-complex="Calibri"/>
    </style:style>
    <style:style style:name="P115" style:parent-style-name="Standard" style:list-style-name="LFO1" style:family="paragraph">
      <style:paragraph-properties fo:margin-bottom="0.1111in" fo:line-height="150%"/>
    </style:style>
    <style:style style:name="T116" style:parent-style-name="Absatz-Standardschriftart" style:family="text">
      <style:text-properties style:font-name-asian="Calibri" style:font-name-complex="Calibri"/>
    </style:style>
    <style:style style:name="P117" style:parent-style-name="Standard" style:list-style-name="LFO1" style:family="paragraph">
      <style:paragraph-properties fo:margin-bottom="0.1111in" fo:line-height="150%"/>
    </style:style>
    <style:style style:name="T118" style:parent-style-name="Absatz-Standardschriftart" style:family="text">
      <style:text-properties style:font-name-asian="Calibri" style:font-name-complex="Calibri"/>
    </style:style>
    <style:style style:name="P119" style:parent-style-name="Standard" style:list-style-name="LFO1" style:family="paragraph">
      <style:paragraph-properties fo:margin-bottom="0.1111in" fo:line-height="150%"/>
    </style:style>
    <style:style style:name="T120" style:parent-style-name="Absatz-Standardschriftart" style:family="text">
      <style:text-properties style:font-name-asian="Calibri" style:font-name-complex="Calibri"/>
    </style:style>
    <style:style style:name="T121" style:parent-style-name="Absatz-Standardschriftart" style:family="text">
      <style:text-properties style:font-name-asian="Calibri" style:font-name-complex="Calibri"/>
    </style:style>
    <style:style style:name="P122" style:parent-style-name="Standard" style:list-style-name="LFO1" style:family="paragraph">
      <style:paragraph-properties fo:margin-bottom="0.1111in" fo:line-height="150%"/>
    </style:style>
    <style:style style:name="T123" style:parent-style-name="Absatz-Standardschriftart" style:family="text">
      <style:text-properties style:font-name-asian="Calibri" style:font-name-complex="Calibri"/>
    </style:style>
    <style:style style:name="P124" style:parent-style-name="Standard" style:list-style-name="LFO1" style:family="paragraph">
      <style:paragraph-properties fo:margin-bottom="0.1111in" fo:line-height="150%"/>
    </style:style>
    <style:style style:name="T125" style:parent-style-name="Absatz-Standardschriftart" style:family="text">
      <style:text-properties style:font-name-asian="Calibri" style:font-name-complex="Calibri"/>
    </style:style>
    <style:style style:name="P126" style:parent-style-name="Standard" style:list-style-name="LFO1" style:family="paragraph">
      <style:paragraph-properties fo:margin-bottom="0.1111in" fo:line-height="150%"/>
    </style:style>
    <style:style style:name="T127" style:parent-style-name="Absatz-Standardschriftart" style:family="text">
      <style:text-properties style:font-name-asian="Calibri" style:font-name-complex="Calibri"/>
    </style:style>
    <style:style style:name="P128" style:parent-style-name="Standard" style:family="paragraph">
      <style:paragraph-properties fo:margin-bottom="0.1111in"/>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Olaf Misch</text:span></text:p>
      <text:p text:style-name="P3"><text:span text:style-name="T4">Projektseminar angewandte Informationswissenschaft</text:span></text:p>
      <text:p text:style-name="P5"/>
      <text:p text:style-name="P6"><text:span text:style-name="T7">Projektplan</text:span></text:p>
      <text:p text:style-name="P8"><text:span text:style-name="T9">Beschreibung:</text:span></text:p>
      <text:p text:style-name="P10"><text:span text:style-name="T11">In meinem Projekt versuche ich eine App zu erstellen, die auf <text:s/>Android Betriebssysteme Funktioniert.</text:span></text:p>
      <text:p text:style-name="P12"><text:span text:style-name="T13">Die App soll verschiedene Fragen stellen, die vom Nutzer<text:s/></text:span><text:span text:style-name="T14">beantwortet werden müssen. Die Fragen</text:span></text:p>
      <text:p text:style-name="P15"><text:span text:style-name="T16">sind so gestellt das der Nutzer zwischen zwei vorgegebene Antworten sich für eine entscheiden kann.</text:span></text:p>
      <text:p text:style-name="P17"><text:span text:style-name="T18">Die Auswahl der jeweiligen Antwort wird durch das betätigen des jeweiligen Buttons erfolgen.</text:span></text:p>
      <text:p text:style-name="P19"/>
      <text:p text:style-name="P20"><text:span text:style-name="T21">Verwendete Programme un</text:span><text:span text:style-name="T22">d Tools:</text:span></text:p>
      <text:p text:style-name="P23"><text:span text:style-name="T24">Als Programmiersprache wird Java verwendet, da diese am besten hierfür geeignet ist.</text:span></text:p>
      <text:p text:style-name="P25"><text:span text:style-name="T26">Als Tool wird das Android Studio genutzt.<text:s/></text:span><text:span text:style-name="T27">(Link:<text:s/></text:span><text:a xlink:href="https://developer.android.com/studio/index.html" office:target-frame-name="_top" xlink:show="replace"><text:span text:style-name="T28">https://developer.android.com/studio/index.html</text:span></text:a><text:span text:style-name="T29"><text:s/></text:span><text:span text:style-name="T30">)</text:span></text:p>
      <text:p text:style-name="P31"><text:span text:style-name="T32">In den Tool Android Studio wird auch das Tool "SDK Tools" zur Unterstützung verwendet.</text:span></text:p>
      <text:p text:style-name="P33"><text:span text:style-name="T34">Hierbei wird die Version 25.1.6 verwendet, da dies die momentan aktuellste Version ist.</text:span></text:p>
      <text:p text:style-name="P35"><text:span text:style-name="T36">Ein weiteres Tool das wahrscheinlich genutzt werden wird ist NetBeans.</text:span></text:p>
      <text:p text:style-name="P37"/>
      <text:p text:style-name="P38"><text:span text:style-name="T39">Vorgehe</text:span><text:span text:style-name="T40">n:</text:span></text:p>
      <text:p text:style-name="P41"/>
      <text:p text:style-name="P42"><text:span text:style-name="T43">Mithilfe von Tutorials im Internet wird zunächst die Programmiersprache Java erlernt, um mit den Tool Android Studio effektiv arbeiten zu können.</text:span></text:p>
      <text:p text:style-name="P44"><text:span text:style-name="T45">Hierbei werde ich mich auf den Youtuber OwnGalaxy und sein Tutorial wie man Android Apps programmiert bezi</text:span><text:span text:style-name="T46">ehen. (Link:<text:s/></text:span><text:a xlink:href="https://www.youtube.com/watch?v=04qKf1znFjw" office:target-frame-name="_top" xlink:show="replace"><text:span text:style-name="T47">https://www.youtube.com/watch?v=04qKf1znFjw</text:span></text:a><text:span text:style-name="T48"><text:s/>)</text:span></text:p>
      <text:p text:style-name="P49"><text:span text:style-name="T50">Um mich mit den Tool Android Studio weiter vertraut zu machen werde ich mir auf der Website von developer.android.com mir den User Guide</text:span><text:span text:style-name="T51"><text:s/>betrachten.</text:span></text:p>
      <text:p text:style-name="P52"><text:span text:style-name="T53">Die Funktion der Buttons werde ich mithilfe des jetzigen Seminars "</text:span><text:span text:style-name="T54">Projektseminar angewandte<text:s/></text:span><text:soft-page-break/><text:span text:style-name="T55">Informationswissenschaft" versuchen zu übernehmen, sollte dies nicht gelingen oder nur unzureichend sein, werde ich auf github.com ein entsprechenden<text:s/></text:span><text:span text:style-name="T56">Code suchen und<text:s/></text:span><text:span text:style-name="T57">gegeben falls</text:span><text:span text:style-name="T58"><text:s/>anpassen.</text:span></text:p>
      <text:p text:style-name="P59"><text:span text:style-name="T60">Mit diesen Grundkenntnissen wird ein Layout erstellt, was als Basis für das Spiel dient.</text:span></text:p>
      <text:p text:style-name="P61"><text:span text:style-name="T62">Das Layout wird anfänglich schlicht aussehen (siehe Bild 1.).</text:span></text:p>
      <text:p text:style-name="P63"><text:span text:style-name="T64">Beispiel wie die App Aussehen sollte (Essentiell):Bild 1</text:span></text:p>
      <text:p text:style-name="P65"><draw:frame draw:z-index="251658240" draw:id="id0" draw:style-name="a0" draw:name="Picture 1" text:anchor-type="as-char" svg:x="0in" svg:y="0in" svg:width="6.05208in" svg:height="2.28125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66"><text:span text:style-name="T67">Wenn dieses schlichte Layout ohne Probleme klappt, beginnt die Entwicklung des eigentlichen Spiels.</text:span></text:p>
      <text:p text:style-name="P68"><text:span text:style-name="T69">Zuerst werde ich mit einer Vorgegebenen Frage arbeiten, die mit Wahr oder falsch beantwortet werden kann.</text:span></text:p>
      <text:p text:style-name="P70"><text:span text:style-name="T71">Wenn dies einwandfrei<text:s/></text:span><text:span text:style-name="T72">funktioniert wird eine Funktion erstellt, die das Spiel solange laufen weiter laufen lässt bis man eine Falsche Antwort gibt. Hierbei werden mehrere Fragen erstellt um zu schauen ob diese Funktion funktioniert.</text:span></text:p>
      <text:p text:style-name="P73"><text:span text:style-name="T74">Nachdem diese Funktionen erfolgreich<text:s/></text:span><text:span text:style-name="T75">implemen</text:span><text:span text:style-name="T76">tiert sind, beginnt der Aufbau der Datenbank, wo die<text:s/></text:span><text:span text:style-name="T77">Fragen</text:span><text:span text:style-name="T78"><text:s/>stehen sollen. Hierbei wird ebenfalls auf github.com ein passenden Code für eine Datenbank gesucht und für das Spiel angepasst.</text:span></text:p>
      <text:p text:style-name="P79"><text:span text:style-name="T80">Wenn das Spiel in diesen Punkten fertig ist, erfolgt eine Testphase,</text:span><text:span text:style-name="T81"><text:s/>wo das Spiel an bekannte weitergegeben wird und auf eventuelle Fehler überprüft wird.</text:span></text:p>
      <text:p text:style-name="P82"><text:span text:style-name="T83">Wenn die Fehlersuche beendet ist werden die Optionalen Ziele (siehe Optionale Liste) nach und nach eingefügt und jeweils getestet auf eventuelle Fehler.</text:span></text:p>
      <text:p text:style-name="P84"><text:span text:style-name="T85">Zusammenfassung:</text:span></text:p>
      <text:p text:style-name="P86"><text:span text:style-name="T87">Essentiell:</text:span></text:p>
      <text:soft-page-break/>
      <text:p text:style-name="P88"><text:span text:style-name="T89">Einblenden von Fragen</text:span></text:p>
      <text:p text:style-name="P90"><text:span text:style-name="T91">Wahr und Falsch Button</text:span></text:p>
      <text:p text:style-name="P92"><text:span text:style-name="T93">Erstellen einer Datenbank mit Fragen</text:span></text:p>
      <text:p text:style-name="P94"/>
      <text:p text:style-name="P95"><text:span text:style-name="T96">Optional:</text:span></text:p>
      <text:p text:style-name="P97"><text:span text:style-name="T98">Wenn die Essentiellen Funktionen gehen werden die hier unten Angeführten Optionalen Funktionen versucht mit einzubauen.</text:span></text:p>
      <text:p text:style-name="P99"><text:span text:style-name="T100">Beispiel: Bild 2:</text:span></text:p>
      <text:p text:style-name="P101"><draw:frame draw:z-index="251658240" draw:id="id1" draw:style-name="a1" draw:name="Picture 2" text:anchor-type="as-char" svg:x="0in" svg:y="0in" svg:width="6.05208in" svg:height="4.52083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102"/>
      <text:p text:style-name="P103"><text:span text:style-name="T104">Optional:</text:span></text:p>
      <text:list text:style-name="LFO1" text:continue-numbering="true">
        <text:list-item>
          <text:p text:style-name="P105"><text:span text:style-name="T106">Zufällige Fragen aus der Datenbank</text:span></text:p>
        </text:list-item>
        <text:list-item>
          <text:p text:style-name="P107"><text:span text:style-name="T108">Highscore / Rankingsystem</text:span></text:p>
        </text:list-item>
        <text:list-item>
          <text:p text:style-name="P109"><text:span text:style-name="T110">Andere Spielmodi <text:s/>z.B. mit einen Zeitlimit oder mit immer weniger Zeit (Man startet mit 30Sekunden pro Frage und endet 3-5 Sekunden pro Frage) oder von 10 Fragen so viel</text:span><text:span text:style-name="T111">e richtig<text:s/></text:span><text:soft-page-break/><text:span text:style-name="T112">zu beantworten wie möglich.</text:span></text:p>
        </text:list-item>
        <text:list-item>
          <text:p text:style-name="P113"><text:span text:style-name="T114">Level-System: Nach einen bestimmten Highscore oder einer Punktzahl werden die neuen Spielmodi freigeschaltet</text:span></text:p>
        </text:list-item>
        <text:list-item>
          <text:p text:style-name="P115"><text:span text:style-name="T116">Einbauen von Verschiedenen Kategorien</text:span></text:p>
        </text:list-item>
        <text:list-item>
          <text:p text:style-name="P117"><text:span text:style-name="T118">Erweiterung des Button Systems ( vorgegebene Antworten etc.)</text:span></text:p>
        </text:list-item>
        <text:list-item>
          <text:p text:style-name="P119"><text:span text:style-name="T120">Einbauen<text:s/></text:span><text:span text:style-name="T121">von Farben, wenn die Antwort richtig (Grün) oder die Antwort falsch (rot) ist</text:span></text:p>
        </text:list-item>
        <text:list-item>
          <text:p text:style-name="P122"><text:span text:style-name="T123">Ein Namen für das Spiel Ausdenken</text:span></text:p>
        </text:list-item>
        <text:list-item>
          <text:p text:style-name="P124"><text:span text:style-name="T125">Eigene Fragen+ Antwort erstellen</text:span></text:p>
        </text:list-item>
        <text:list-item>
          <text:p text:style-name="P126"><text:span text:style-name="T127">Auf IOS/Table etc. komplettieren</text:span></text:p>
        </text:list-item>
      </text:list>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dc:creator>
    <meta:creation-date>2016-08-11T08:04:00Z</meta:creation-date>
    <dc:date>2016-08-11T08:05:00Z</dc:date>
    <meta:template xlink:href="Normal.dotm" xlink:type="simple"/>
    <meta:editing-cycles>2</meta:editing-cycles>
    <meta:editing-duration>PT0S</meta:editing-duration>
    <meta:document-statistic meta:page-count="4" meta:paragraph-count="7" meta:word-count="547" meta:character-count="3992" meta:row-count="28" meta:non-whitespace-character-count="3452"/>
  </office:meta>
</office:document-meta>
</file>